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1ee0" officeooo:paragraph-rsid="00031ee0"/>
    </style:style>
    <style:style style:name="P2" style:family="paragraph" style:parent-style-name="Standard">
      <style:text-properties fo:font-weight="bold" officeooo:rsid="00031ee0" officeooo:paragraph-rsid="00031ee0" style:font-weight-asian="bold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plate:</text:p>
      <text:p text:style-name="P1"><text:span text:style-name="T2">- annotations</text:span> <text:s/>&lt;map[string]string&gt;</text:p>
      <text:p text:style-name="P1"><text:s text:c="5"/>Annotations is an unstructured key value map stored with a resource that</text:p>
      <text:p text:style-name="P1"><text:s text:c="5"/>may be set by external tools to store and retrieve arbitrary metadata. They</text:p>
      <text:p text:style-name="P1"><text:s text:c="5"/>are not queryable and should be preserved when modifying objects. </text:p>
      <text:p text:style-name="P1">- <text:span text:style-name="T2">clusterName </text:span><text:s/>&lt;string&gt;</text:p>
      <text:p text:style-name="P1"><text:s text:c="5"/>The name of the cluster which the object belongs to. This is used to</text:p>
      <text:p text:style-name="P1"><text:s text:c="5"/>distinguish resources with same name and namespace in different clusters.</text:p>
      <text:p text:style-name="P1"><text:s text:c="5"/>This field is not set anywhere right now and apiserver is going to ignore</text:p>
      <text:p text:style-name="P1"><text:s text:c="5"/>it if set in create or update request.</text:p>
      <text:p text:style-name="P1">- <text:span text:style-name="T2">creationTimestamp</text:span> <text:s text:c="3"/>&lt;string&gt;</text:p>
      <text:p text:style-name="P1"><text:s text:c="5"/>CreationTimestamp is a timestamp representing the server time when this</text:p>
      <text:p text:style-name="P1"><text:s text:c="5"/>object was created. It is not guaranteed to be set in happens-before order</text:p>
      <text:p text:style-name="P1"><text:s text:c="5"/>across separate operations. Clients may not set this value. It is</text:p>
      <text:p text:style-name="P1"><text:s text:c="5"/>represented in RFC3339 form and is in UTC.</text:p>
      <text:p text:style-name="P1"/>
      <text:p text:style-name="P1">- <text:span text:style-name="T2">deletionGracePeriodSeconds</text:span> <text:s text:c="2"/>&lt;integer&gt;</text:p>
      <text:p text:style-name="P1"><text:s text:c="5"/>Number of seconds allowed for this object to gracefully terminate before it</text:p>
      <text:p text:style-name="P1"><text:s text:c="5"/>will be removed from the system. Only set when deletionTimestamp is also</text:p>
      <text:p text:style-name="P1"><text:s text:c="5"/>set. May only be shortened. Read-only.</text:p>
      <text:p text:style-name="P1"/>
      <text:p text:style-name="P1"><text:s/>-<text:span text:style-name="T2">deletionTimestamp </text:span><text:s text:c="3"/>&lt;string&gt;</text:p>
      <text:p text:style-name="P1"><text:s text:c="5"/>DeletionTimestamp is RFC 3339 date and time at which this resource will be</text:p>
      <text:p text:style-name="P1"><text:s text:c="5"/>deleted. This field is set by the server when a graceful deletion is</text:p>
      <text:p text:style-name="P1"><text:s text:c="5"/>requested by the user, and is not directly settable by a client.</text:p>
      <text:p text:style-name="P1"/>
      <text:p text:style-name="P1">- <text:span text:style-name="T2">finalizers</text:span> <text:s text:c="2"/>&lt;[]string&gt;</text:p>
      <text:p text:style-name="P1"><text:s text:c="5"/>Must be empty before the object is deleted from the registry. Each entry is</text:p>
      <text:p text:style-name="P1"><text:s text:c="5"/>an identifier for the responsible component that will remove the entry from</text:p>
      <text:p text:style-name="P1"><text:s text:c="5"/>the list.</text:p>
      <text:p text:style-name="P1">- <text:span text:style-name="T2">generateName</text:span> &lt;string&gt;</text:p>
      <text:p text:style-name="P1"><text:s text:c="5"/>GenerateName is an optional prefix, used by the server, to generate a</text:p>
      <text:p text:style-name="P1"><text:s text:c="5"/>unique name ONLY IF the Name field has not been provided. If this field is</text:p>
      <text:p text:style-name="P1"><text:s text:c="5"/>used, the name returned to the client will be different than the name</text:p>
      <text:p text:style-name="P1"><text:s text:c="5"/>passed. This value will also be combined with a unique suffix. The provided</text:p>
      <text:p text:style-name="P1"><text:s text:c="5"/>value has the same validation rules as the Name field, and may be truncated</text:p>
      <text:p text:style-name="P1"><text:s text:c="5"/>by the length of the suffix required to make the value unique on the</text:p>
      <text:p text:style-name="P1"><text:s text:c="5"/>server.</text:p>
      <text:p text:style-name="P1">- <text:span text:style-name="T2">generation</text:span> <text:s text:c="2"/>&lt;integer&gt;</text:p>
      <text:p text:style-name="P1"><text:s text:c="5"/>A sequence number representing a specific generation of the desired state.</text:p>
      <text:p text:style-name="P1"><text:s text:c="5"/>Populated by the system. Read-only.</text:p>
      <text:p text:style-name="P1">- <text:span text:style-name="T2">labels</text:span> <text:s text:c="6"/>&lt;map[string]string&gt;</text:p>
      <text:p text:style-name="P1"><text:s text:c="5"/>Map of string keys and values that can be used to organize and categorize</text:p>
      <text:p text:style-name="P1"><text:s text:c="5"/>(scope and select) objects. May match selectors of replication controllers</text:p>
      <text:p text:style-name="P1"><text:s text:c="5"/>and services. </text:p>
      <text:p text:style-name="P1">- <text:span text:style-name="T2">managedFields </text:span><text:s text:c="7"/>&lt;[]Object&gt;</text:p>
      <text:p text:style-name="P1"><text:s text:c="5"/>ManagedFields maps workflow-id and version to the set of fields that are</text:p>
      <text:p text:style-name="P1"><text:s text:c="5"/>managed by that workflow. This is mostly for internal housekeeping, and</text:p>
      <text:p text:style-name="P1"><text:s text:c="5"/>users typically shouldn't need to set or understand this field.</text:p>
      <text:p text:style-name="P1"/>
      <text:p text:style-name="P1"><text:soft-page-break/>- <text:span text:style-name="T2">name</text:span> &lt;string&gt;</text:p>
      <text:p text:style-name="P1"><text:s text:c="5"/>Name must be unique within a namespace. </text:p>
      <text:p text:style-name="P1"><text:s text:c="3"/></text:p>
      <text:p text:style-name="P1">- <text:span text:style-name="T2">namespace</text:span> <text:s text:c="3"/>&lt;string&gt;</text:p>
      <text:p text:style-name="P1"><text:s text:c="5"/>Namespace defines the space within which each name must be unique. </text:p>
      <text:p text:style-name="P1">- <text:span text:style-name="T2">ownerReferences </text:span><text:s text:c="5"/>&lt;[]Object&gt;</text:p>
      <text:p text:style-name="P1"><text:s text:c="5"/>List of objects depended by this object. </text:p>
      <text:p text:style-name="P1"/>
      <text:p text:style-name="P1">- <text:span text:style-name="T2">resourceVersion</text:span> <text:s text:c="5"/>&lt;string&gt;</text:p>
      <text:p text:style-name="P1"><text:s text:c="5"/>An opaque value that represents the internal version of this object that</text:p>
      <text:p text:style-name="P1"><text:s text:c="5"/>can be used by clients to determine when objects have changed. </text:p>
      <text:p text:style-name="P1">-<text:span text:style-name="T2"> uid </text:span><text:s/>&lt;string&gt;</text:p>
      <text:p text:style-name="P1"><text:s text:c="5"/>UID is the unique in time and space value for this object. It is typically</text:p>
      <text:p text:style-name="P1"><text:s text:c="5"/>generated by the server on successful creation of a resource and is not</text:p>
      <text:p text:style-name="P1"><text:s text:c="5"/>allowed to change on PUT operations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4T13:23:39.521446638</meta:creation-date>
    <dc:date>2022-05-04T13:37:50.076470973</dc:date>
    <meta:editing-duration>PT3M49S</meta:editing-duration>
    <meta:editing-cycles>1</meta:editing-cycles>
    <meta:generator>LibreOffice/7.3.2.2$Linux_X86_64 LibreOffice_project/30$Build-2</meta:generator>
    <meta:document-statistic meta:table-count="0" meta:image-count="0" meta:object-count="0" meta:page-count="2" meta:paragraph-count="60" meta:word-count="503" meta:character-count="3286" meta:non-whitespace-character-count="2576"/>
  </office:meta>
</office:document-meta>
</file>